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808f" officeooo:paragraph-rsid="001d80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MONK VISITS CODERLAND...</text:p>
      <text:p text:style-name="P1">HACKER EARTH.</text:p>
      <text:p text:style-name="P1"/>
      <text:p text:style-name="P1">#include &lt;stdio.h&gt;<text:line-break/>#include&lt;stdlib.h&gt;<text:line-break/><text:line-break/>int main()<text:line-break/>{ long long int i,t,n;<text:line-break/>long long int c[100000],l[100000];<text:line-break/> scanf("%d",&amp;t);<text:line-break/> <text:s text:c="6"/>if(t&gt;5)<text:line-break/> <text:s text:c="6"/>{exit(0);}<text:line-break/> <text:s text:c="2"/>do<text:line-break/> <text:s text:c="2"/>{<text:line-break/> <text:s text:c="5"/><text:line-break/> <text:s text:c="6"/>scanf("%lld",&amp;n);<text:line-break/> <text:s text:c="6"/>for(i=0;i&lt;n;i++)<text:line-break/> <text:s text:c="6"/>scanf("%lld",&amp;c[i]);<text:line-break/> <text:s text:c="6"/>for(i=0;i&lt;n;i++)<text:line-break/> <text:s text:c="6"/>scanf("%lld",&amp;l[i]);<text:line-break/> <text:s text:c="6"/>long long int cost=c[0],sum=0;<text:line-break/> <text:s text:c="5"/>sum=sum+(cost*l[0]);<text:line-break/> <text:s text:c="5"/>for(i=1;i&lt;=(n-1);i++)<text:line-break/> <text:s text:c="5"/>{<text:line-break/> <text:s text:c="9"/>if(c[i]&gt;cost)<text:line-break/> <text:s text:c="9"/>{<text:line-break/> <text:s text:c="13"/>sum=sum+(cost*l[i]);<text:line-break/> <text:s text:c="9"/>}<text:line-break/> <text:s text:c="5"/>else<text:line-break/> <text:s text:c="9"/>{<text:line-break/> <text:s text:c="9"/>sum=sum+(c[i]*l[i]);<text:line-break/> <text:s text:c="9"/>cost=c[i];<text:line-break/> <text:s text:c="9"/>}<text:line-break/> <text:s text:c="5"/>}<text:line-break/> <text:s text:c="5"/>printf("%lld",sum);<text:line-break/> <text:s text:c="5"/>printf("\n");<text:line-break/> <text:s text:c="5"/>t--;<text:line-break/> <text:s text:c="2"/>}while(t&gt;=1);<text:line-break/> <text:s text:c="3"/>return 0;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3:56:38.229000000</meta:creation-date>
    <dc:date>2017-08-06T23:57:41.223000000</dc:date>
    <meta:editing-duration>PT1M4S</meta:editing-duration>
    <meta:editing-cycles>1</meta:editing-cycles>
    <meta:document-statistic meta:table-count="0" meta:image-count="0" meta:object-count="0" meta:page-count="1" meta:paragraph-count="3" meta:word-count="54" meta:character-count="711" meta:non-whitespace-character-count="450"/>
    <meta:generator>LibreOffice/5.3.2.2$Windows_X86_64 LibreOffice_project/6cd4f1ef626f15116896b1d8e1398b56da0d0ee1</meta:generator>
  </office:meta>
</office:document-meta>
</file>